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c819"/>
    </style:style>
    <style:style style:name="P2" style:family="paragraph" style:parent-style-name="Standard">
      <style:text-properties officeooo:rsid="0005c819" officeooo:paragraph-rsid="0008e29f"/>
    </style:style>
    <style:style style:name="P3" style:family="paragraph" style:parent-style-name="Standard">
      <style:text-properties officeooo:rsid="0005c819" officeooo:paragraph-rsid="001042ac"/>
    </style:style>
    <style:style style:name="P4" style:family="paragraph" style:parent-style-name="Standard">
      <style:text-properties officeooo:rsid="0005c819" officeooo:paragraph-rsid="0013ba42"/>
    </style:style>
    <style:style style:name="P5" style:family="paragraph" style:parent-style-name="Standard">
      <style:text-properties officeooo:rsid="000adbd9"/>
    </style:style>
    <style:style style:name="P6" style:family="paragraph" style:parent-style-name="Standard">
      <style:text-properties officeooo:rsid="0008e29f" officeooo:paragraph-rsid="000b2c67"/>
    </style:style>
    <style:style style:name="P7" style:family="paragraph" style:parent-style-name="Standard">
      <style:text-properties officeooo:rsid="0008e29f" officeooo:paragraph-rsid="00160a86"/>
    </style:style>
    <style:style style:name="P8" style:family="paragraph" style:parent-style-name="Standard">
      <style:text-properties officeooo:rsid="000f2db1" officeooo:paragraph-rsid="0008e29f"/>
    </style:style>
    <style:style style:name="P9" style:family="paragraph" style:parent-style-name="Standard">
      <style:text-properties officeooo:rsid="000f2db1" officeooo:paragraph-rsid="000f2db1"/>
    </style:style>
    <style:style style:name="P10" style:family="paragraph" style:parent-style-name="Standard">
      <style:text-properties officeooo:rsid="0010eaf8"/>
    </style:style>
    <style:style style:name="P11" style:family="paragraph" style:parent-style-name="Standard">
      <style:text-properties officeooo:rsid="0013ba42" officeooo:paragraph-rsid="0013ba42"/>
    </style:style>
    <style:style style:name="P12" style:family="paragraph" style:parent-style-name="Standard">
      <style:text-properties officeooo:rsid="000b2c67" officeooo:paragraph-rsid="0008e29f"/>
    </style:style>
    <style:style style:name="P13" style:family="paragraph" style:parent-style-name="Standard">
      <style:text-properties officeooo:rsid="000f2db1" officeooo:paragraph-rsid="00160a86"/>
    </style:style>
    <style:style style:name="P14" style:family="paragraph" style:parent-style-name="Standard">
      <style:text-properties officeooo:rsid="000f2db1" officeooo:paragraph-rsid="000f2db1"/>
    </style:style>
    <style:style style:name="P15" style:family="paragraph" style:parent-style-name="Standard">
      <style:text-properties officeooo:rsid="0008e29f" officeooo:paragraph-rsid="0008e29f"/>
    </style:style>
    <style:style style:name="T1" style:family="text">
      <style:text-properties officeooo:rsid="0005c819"/>
    </style:style>
    <style:style style:name="T2" style:family="text">
      <style:text-properties officeooo:rsid="0008e29f"/>
    </style:style>
    <style:style style:name="T3" style:family="text">
      <style:text-properties officeooo:rsid="000b2c67"/>
    </style:style>
    <style:style style:name="T4" style:family="text">
      <style:text-properties officeooo:rsid="001042ac"/>
    </style:style>
    <style:style style:name="T5" style:family="text">
      <style:text-properties officeooo:rsid="0010eaf8"/>
    </style:style>
    <style:style style:name="T6" style:family="text">
      <style:text-properties officeooo:rsid="0013ba42"/>
    </style:style>
    <style:style style:name="T7" style:family="text">
      <style:text-properties officeooo:rsid="00160a86"/>
    </style:style>
    <style:style style:name="T8" style:family="text">
      <style:text-properties officeooo:rsid="0017ba7e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/text:p>
      <text:p text:style-name="Standard"><text:tab/><text:span text:style-name="T1">Antonio Gonzalez</text:span></text:p>
      <text:p text:style-name="P1"><text:tab/>CSC 330: Data Structures</text:p>
      <text:p text:style-name="P1"><text:tab/><text:span text:style-name="T2">Lab#</text:span><text:span text:style-name="T8">9</text:span><text:span text:style-name="T3">: The </text:span><text:span text:style-name="T8">Priority_queue</text:span><text:span text:style-name="T4"> class</text:span></text:p>
      <text:p text:style-name="P1"><text:tab/><text:span text:style-name="T2">files: </text:span><text:span text:style-name="T8">Priority_queue</text:span><text:span text:style-name="T6">.h, </text:span><text:span text:style-name="T8">Priority_queue</text:span><text:span text:style-name="T6">_test.cpp</text:span></text:p>
      <text:p text:style-name="P5"><text:tab/><text:span text:style-name="T6">3/</text:span><text:span text:style-name="T7">1</text:span><text:span text:style-name="T8">8</text:span><text:span text:style-name="T5">/2012</text:span></text:p>
      <text:p text:style-name="P10"><text:tab/>Data structures used: <text:span text:style-name="T8">Vector, heap</text:span></text:p>
      <text:p text:style-name="P10"/>
      <text:p text:style-name="P7"><text:tab/><text:span text:style-name="T3">This lab consists of a</text:span><text:span text:style-name="T4">n</text:span><text:span text:style-name="T3"> implementation of the </text:span><text:span text:style-name="T8">priority queue</text:span><text:span text:style-name="T3"> container class</text:span><text:span text:style-name="T6">. Although the <text:tab/>functionality provided by this class is not as complete as the functionality provided by its STL <text:tab/>counterpart, the core functions are still provided. This means that during the coding process, <text:tab/>one can still learn the main concepts pertaining to the class. </text:span></text:p>
      <text:p text:style-name="P11"><text:tab/> </text:p>
      <text:p text:style-name="P6"><text:span text:style-name="T3"><text:tab/>100% complete</text:span><text:tab/></text:p>
      <text:p text:style-name="P1"/>
      <text:p text:style-name="P2"><text:tab/><text:span text:style-name="T3">Time and Storage complexities:</text:span></text:p>
      <text:p text:style-name="P12"/>
      <text:p text:style-name="P3"><text:tab/><text:span text:style-name="T8">Priority queue</text:span><text:span text:style-name="T4"> class:</text:span></text:p>
      <text:p text:style-name="P4"><text:tab/> <text:s text:c="2"/></text:p>
      <text:p text:style-name="P9"><text:s text:c="2"/><text:tab/></text:p>
      <text:p text:style-name="P9"><draw:frame draw:style-name="fr1" draw:name="Object1" text:anchor-type="paragraph" svg:width="5.6311in" svg:height="2.749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2-02-02T08:50:42</meta:creation-date>
    <dc:date>2012-03-18T20:38:24</dc:date>
    <dc:creator>user </dc:creator>
    <meta:editing-duration>PT01H34M05S</meta:editing-duration>
    <meta:editing-cycles>14</meta:editing-cycles>
    <meta:generator>OpenOffice.org/3.2$Linux OpenOffice.org_project/320m19$Build-9505</meta:generator>
    <meta:document-statistic meta:table-count="0" meta:image-count="0" meta:object-count="1" meta:page-count="1" meta:paragraph-count="14" meta:word-count="83" meta:character-count="5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 table:number-rows-repeated="3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3">
          <table:table-cell/>
          <table:table-cell office:value-type="string">
            <text:p>main(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Priority_queue::empty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Priority_queue::size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Priority_queue::push( const T &amp; 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Priority_queue::pop()</text:p>
          </table:table-cell>
          <table:table-cell office:value-type="string">
            <text:p>O(log 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Priority_queue::top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push_heap( iterator, iterator )</text:p>
          </table:table-cell>
          <table:table-cell office:value-type="string">
            <text:p>O(log 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pop_heap( iterator, iterator )</text:p>
          </table:table-cell>
          <table:table-cell office:value-type="string">
            <text:p>O(log 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adjust_heap( iterator, int, int )</text:p>
          </table:table-cell>
          <table:table-cell office:value-type="string">
            <text:p>O(log 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wap( iterator, iterator )</text:p>
          </table:table-cell>
          <table:table-cell table:number-columns-repeated="2" office:value-type="string">
            <text:p>O(1)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03/18/2012</text:date>, <text:time>20:3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